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8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ce4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DPOT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VOUT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50000" calcext:value-type="float">
            <text:p>5.00E+04</text:p>
          </table:table-cell>
          <table:table-cell table:style-name="ce2"/>
          <table:table-cell table:style-name="ce2" office:value-type="float" office:value="2500000" calcext:value-type="float">
            <text:p>2.50E+06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/>
          <table:table-cell table:formula="of:=[.C6]+[.D$4]" office:value-type="float" office:value="100000" calcext:value-type="float">
            <text:p>100000</text:p>
          </table:table-cell>
          <table:table-cell/>
          <table:table-cell table:formula="of:=1.22*(1+[.F$4]/[.E6])+0.00000001*[.F$4]" office:value-type="float" office:value="31.745" calcext:value-type="float">
            <text:p>31.7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.50E+04</text:p>
          </table:table-cell>
          <table:table-cell/>
          <table:table-cell table:formula="of:=[.C7]+[.D$4]" office:value-type="float" office:value="75000" calcext:value-type="float">
            <text:p>75000</text:p>
          </table:table-cell>
          <table:table-cell/>
          <table:table-cell table:formula="of:=1.22*(1+[.F$4]/[.E7])+0.00000001*[.F$4]" office:value-type="float" office:value="41.9116666666667" calcext:value-type="float">
            <text:p>41.9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/>
          <table:table-cell table:formula="of:=[.C8]+[.D$4]" office:value-type="float" office:value="60000" calcext:value-type="float">
            <text:p>60000</text:p>
          </table:table-cell>
          <table:table-cell/>
          <table:table-cell table:formula="of:=1.22*(1+[.F$4]/[.E8])+0.00000001*[.F$4]" office:value-type="float" office:value="52.0783333333333" calcext:value-type="float">
            <text:p>52.1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/>
          <table:table-cell table:formula="of:=[.C9]+[.D$4]" office:value-type="float" office:value="55000" calcext:value-type="float">
            <text:p>55000</text:p>
          </table:table-cell>
          <table:table-cell/>
          <table:table-cell table:formula="of:=1.22*(1+[.F$4]/[.E9])+0.00000001*[.F$4]" office:value-type="float" office:value="56.6995454545455" calcext:value-type="float">
            <text:p>56.7</text:p>
          </table:table-cell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/>
          <table:table-cell table:formula="of:=[.C10]+[.D$4]" office:value-type="float" office:value="50000" calcext:value-type="float">
            <text:p>50000</text:p>
          </table:table-cell>
          <table:table-cell/>
          <table:table-cell table:formula="of:=1.22*(1+[.F$4]/[.E10])+0.00000001*[.F$4]" office:value-type="float" office:value="62.245" calcext:value-type="float">
            <text:p>6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05:54.426443790</meta:creation-date>
    <dc:date>2025-05-07T12:44:21.791471646</dc:date>
    <meta:editing-duration>PT28M7S</meta:editing-duration>
    <meta:editing-cycles>1</meta:editing-cycles>
    <meta:document-statistic meta:table-count="1" meta:cell-count="22" meta:object-count="0"/>
    <meta:generator>LibreOffice/24.2.7.2$Linux_X86_64 LibreOffice_project/420$Build-2</meta:generator>
  </office:meta>
</office:document-meta>
</file>